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officeooo:paragraph-rsid="000046ff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style:font-name="DejaVu Sans Mono"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fo:font-weight="bold" officeooo:paragraph-rsid="000046ff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fo:font-weight="bold" officeooo:rsid="000046ff" officeooo:paragraph-rsid="000046ff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style:font-size-asian="15pt" style:font-size-complex="15pt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officeooo:paragraph-rsid="000046ff" style:font-size-asian="15pt" style:font-size-complex="15pt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style:font-name="DejaVu Sans Mono" officeooo:paragraph-rsid="000046ff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officeooo:paragraph-rsid="000046ff" style:font-size-asian="10pt" style:font-size-complex="10pt"/>
    </style:style>
    <style:style style:name="T1" style:family="text">
      <style:text-properties loext:padding="0.0193in" loext:border="0.06pt solid #2f3237"/>
    </style:style>
    <style:style style:name="T2" style:family="text">
      <style:text-properties fo:font-size="12pt" style:font-size-asian="12pt" style:font-size-complex="12pt" loext:padding="0.0193in" loext:border="0.06pt solid #2f3237"/>
    </style:style>
    <style:style style:name="T3" style:family="text">
      <style:text-properties style:font-name="Liberation Mono" fo:font-size="12pt" style:font-size-asian="12pt" style:font-size-complex="12pt" loext:padding="0.0193in" loext:border="0.06pt solid #2f3237"/>
    </style:style>
    <style:style style:name="T4" style:family="text">
      <style:text-properties fo:font-size="15pt" fo:font-weight="bold" officeooo:rsid="000046ff" style:font-size-asian="15pt" style:font-weight-asian="bold" style:font-size-complex="15pt" style:font-weight-complex="bold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 Robes For Mine</text:p>
      <text:p text:style-name="P4"/>
      <text:p text:style-name="P5">Verse 1</text:p>
      <text:p text:style-name="P8">His robes for mine O wonderful exchange</text:p>
      <text:p text:style-name="P8">Clothed in my sin Christ suffered 'neath God's rage</text:p>
      <text:p text:style-name="P8">Draped in His righteousness I'm justified</text:p>
      <text:p text:style-name="P8">In Christ I live for in my place He died</text:p>
      <text:p text:style-name="P8"/>
      <text:p text:style-name="P6">Verse 2</text:p>
      <text:p text:style-name="P9">His robes for mine what cause have I for dread</text:p>
      <text:p text:style-name="P9">God's daunting law Christ mastered in my stead</text:p>
      <text:p text:style-name="P9">Faultless I stand with righteous works not mine</text:p>
      <text:p text:style-name="P9">Saved by my Lord's vicarious death and life</text:p>
      <text:p text:style-name="P8"/>
      <text:p text:style-name="P5">Chorus</text:p>
      <text:p text:style-name="P8">I cling to Christ and marvel at the cost</text:p>
      <text:p text:style-name="P8">Jesus forsaken God estranged from God</text:p>
      <text:p text:style-name="P8">Bought by such love my life is not my own</text:p>
      <text:p text:style-name="P8">My praise my all shall be for Christ alone</text:p>
      <text:p text:style-name="P8"/>
      <text:p text:style-name="P5">Verse 3</text:p>
      <text:p text:style-name="P8">His robes for mine God's justice is appeased</text:p>
      <text:p text:style-name="P8">Jesus is crushed and thus the Father's pleased</text:p>
      <text:p text:style-name="P8">Christ drank God's wrath on sin then cried 'Tis done</text:p>
      <text:p text:style-name="P8">Sin's wage is paid propitiation won</text:p>
      <text:p text:style-name="P8"/>
      <text:p text:style-name="P7">Chorus</text:p>
      <text:p text:style-name="P8"/>
      <text:p text:style-name="P5">Verse 4</text:p>
      <text:p text:style-name="P8">His robes for mine such anguish none can know</text:p>
      <text:p text:style-name="P8">Christ God's beloved condemned as though His foe</text:p>
      <text:p text:style-name="P8">He as though I accursed and left alone</text:p>
      <text:p text:style-name="P8">I as though He embraced and welcomed home</text:p>
      <text:p text:style-name="P8"/>
      <text:p text:style-name="P10"><text:span text:style-name="T4">Choru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officeooo:paragraph-rsid="000046ff" style:font-size-asian="10pt" style:font-size-complex="10pt"/>
    </style:style>
    <style:style style:name="MP2" style:family="paragraph" style:parent-style-name="Text_20_body">
      <style:paragraph-properties fo:margin-top="0in" fo:margin-bottom="0in" style:contextual-spacing="false" fo:line-height="100%"/>
      <style:text-properties officeooo:paragraph-rsid="000046ff"/>
    </style:style>
    <style:style style:name="MT1" style:family="text">
      <style:text-properties style:font-name="DejaVu Sans Mono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CCLI Song #7075450, Chris Anderson | Greg Habegger © 2008 Church Works Worship</text:p>
        <text:p text:style-name="MP2"><text:span text:style-name="MT1">For use solely with the SongSelect®</text:span><text:a xlink:type="simple" xlink:href="https://songselect.ccli.com/about/termsofuse" text:style-name="Internet_20_link" text:visited-style-name="Visited_20_Internet_20_Link"><text:span text:style-name="MT1">Terms of Use</text:span></text:a><text:span text:style-name="MT1">. All rights reserved. </text:span><text:a xlink:type="simple" xlink:href="https://www.ccli.com/" office:target-frame-name="_blank" xlink:show="new" text:style-name="Internet_20_link" text:visited-style-name="Visited_20_Internet_20_Link"><text:span text:style-name="MT1">www.ccli.com</text:span></text:a></text:p>
        <text:p text:style-name="MP1">CCLI License # 3266058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20:54:35.516719040</meta:creation-date>
    <dc:date>2024-07-22T21:00:36.609518216</dc:date>
    <meta:editing-duration>PT6M1S</meta:editing-duration>
    <meta:editing-cycles>1</meta:editing-cycles>
    <meta:document-statistic meta:table-count="0" meta:image-count="0" meta:object-count="0" meta:page-count="1" meta:paragraph-count="31" meta:word-count="209" meta:character-count="1108" meta:non-whitespace-character-count="930"/>
    <meta:generator>LibreOffice/7.6.7.2$Linux_X86_64 LibreOffice_project/60$Build-2</meta:generator>
  </office:meta>
</office:document-meta>
</file>